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Arial" fo:font-size="16pt" fo:font-weight="bold" style:font-size-asian="16pt" style:font-weight-asian="bold" style:font-name-complex="Arial1" style:font-size-complex="16pt"/>
    </style:style>
    <style:style style:name="P3" style:family="paragraph" style:parent-style-name="List_20_Paragraph" style:list-style-name="WWNum2">
      <style:paragraph-properties fo:margin-left="0cm" fo:margin-right="0cm" fo:margin-top="0cm" fo:margin-bottom="0cm" loext:contextual-spacing="true" fo:text-indent="0cm" style:auto-text-indent="false"/>
      <style:text-properties style:font-name="Arial" fo:font-size="12pt" fo:font-weight="bold" officeooo:rsid="0003c331" officeooo:paragraph-rsid="0003c331" style:font-size-asian="12pt" style:font-weight-asian="bold" style:font-name-complex="Arial1" style:font-size-complex="12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Arial" fo:font-size="12pt" fo:font-weight="bold" officeooo:rsid="0003c331" officeooo:paragraph-rsid="0003c331" style:font-size-asian="12pt" style:font-weight-asian="bold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Índice</text:p>
      <text:p text:style-name="P1"/>
      <text:list xml:id="list6542868051466940923" text:style-name="WWNum2">
        <text:list-header>
          <text:p text:style-name="P3">1.<text:tab/>Introdução</text:p>
        </text:list-header>
      </text:list>
      <text:p text:style-name="P4">2.<text:tab/>Definição</text:p>
      <text:p text:style-name="P4">3.<text:tab/>Glossário</text:p>
      <text:p text:style-name="P4">4.<text:tab/>Requisitos Funcionais</text:p>
      <text:p text:style-name="P4">5.<text:tab/>Requisitos Não Funcionais</text:p>
      <text:p text:style-name="P4">6.<text:tab/>Diagrama de Casos de Uso</text:p>
      <text:p text:style-name="P4">7.<text:tab/>Documentação de Casos de Uso</text:p>
      <text:p text:style-name="P4">8.<text:tab/>Diagrama de Entidade-relacionamento</text:p>
      <text:p text:style-name="P4">9.<text:tab/>Diagrama de Classes</text:p>
      <text:p text:style-name="P4">10.<text:tab/>Diagrama de Atividades</text:p>
      <text:p text:style-name="P4">11.<text:tab/>Protótip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erdisciplinar SCS Estoque - Capa</dc:title>
    <meta:initial-creator>Giovanni Armane</meta:initial-creator>
    <meta:editing-cycles>4</meta:editing-cycles>
    <meta:creation-date>2015-11-17T22:54:00</meta:creation-date>
    <dc:date>2015-11-30T18:41:49.272807544</dc:date>
    <meta:editing-duration>PT11M4S</meta:editing-duration>
    <meta:generator>LibreOffice/5.0.3.2$Linux_X86_64 LibreOffice_project/00m0$Build-2</meta:generator>
    <meta:document-statistic meta:table-count="0" meta:image-count="0" meta:object-count="0" meta:page-count="1" meta:paragraph-count="12" meta:word-count="40" meta:character-count="253" meta:non-whitespace-character-count="2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